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Helvetica" svg:font-family="Helvetica"/>
    <style:font-face style:name="apple-system" svg:font-family="apple-system, BlinkMacSystemFont, 'segoe ui', roboto, oxygen, cantarell, 'helvetica neue', ubuntu, sans-serif"/>
    <style:font-face style:name="uoc-sans" svg:font-family="uoc-sans, 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0c1c37"/>
    </style:style>
    <style:style style:name="P2" style:family="paragraph" style:parent-style-name="Text_20_body">
      <style:text-properties officeooo:paragraph-rsid="000bbdef"/>
    </style:style>
    <style:style style:name="P3" style:family="paragraph" style:parent-style-name="Text_20_body">
      <style:text-properties fo:font-variant="normal" fo:text-transform="none" fo:color="#222222" style:font-name="Arial1" fo:font-size="12pt" fo:letter-spacing="normal" fo:font-style="normal" fo:font-weight="bold" officeooo:rsid="0016ca77" officeooo:paragraph-rsid="0016ca77" style:font-weight-asian="bold" style:font-weight-complex="bold"/>
    </style:style>
    <style:style style:name="P4" style:family="paragraph" style:parent-style-name="Text_20_body">
      <style:text-properties fo:font-variant="normal" fo:text-transform="none" fo:color="#222222" style:font-name="Arial1" fo:font-size="12pt" fo:letter-spacing="normal" fo:font-style="normal" fo:font-weight="bold" officeooo:paragraph-rsid="0016ca77" style:font-weight-asian="bold" style:font-weight-complex="bold"/>
    </style:style>
    <style:style style:name="P5" style:family="paragraph" style:parent-style-name="Text_20_body">
      <style:text-properties officeooo:rsid="001d153c" officeooo:paragraph-rsid="001d153c"/>
    </style:style>
    <style:style style:name="P6" style:family="paragraph" style:parent-style-name="Text_20_body">
      <style:text-properties officeooo:rsid="001e2132" officeooo:paragraph-rsid="001e2132"/>
    </style:style>
    <style:style style:name="P7" style:family="paragraph" style:parent-style-name="Text_20_body">
      <style:text-properties officeooo:rsid="001ed3f4" officeooo:paragraph-rsid="00206986"/>
    </style:style>
    <style:style style:name="P8" style:family="paragraph" style:parent-style-name="Text_20_body">
      <style:text-properties officeooo:rsid="00206986" officeooo:paragraph-rsid="00206986"/>
    </style:style>
    <style:style style:name="P9" style:family="paragraph" style:parent-style-name="Text_20_body">
      <style:text-properties officeooo:rsid="002387ac" officeooo:paragraph-rsid="002387ac"/>
    </style:style>
    <style:style style:name="P10" style:family="paragraph" style:parent-style-name="Text_20_body">
      <style:text-properties officeooo:rsid="002387ac" officeooo:paragraph-rsid="00246dec"/>
    </style:style>
    <style:style style:name="P11" style:family="paragraph" style:parent-style-name="Text_20_body">
      <style:text-properties officeooo:rsid="0024c5dd" officeooo:paragraph-rsid="0024c5dd"/>
    </style:style>
    <style:style style:name="P12" style:family="paragraph" style:parent-style-name="Text_20_body">
      <style:text-properties officeooo:paragraph-rsid="0024ff2d"/>
    </style:style>
    <style:style style:name="P13" style:family="paragraph" style:parent-style-name="Text_20_body">
      <style:paragraph-properties fo:margin-left="0cm" fo:margin-right="0cm"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officeooo:rsid="0016ca77" officeooo:paragraph-rsid="0016ca77" style:font-weight-asian="bold"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style>
    <style:style style:name="P17" style:family="paragraph" style:parent-style-name="Heading_20_1" style:master-page-name="">
      <loext:graphic-properties draw:fill="none"/>
      <style:paragraph-properties fo:margin-left="0.049cm" fo:margin-right="-1cm" fo:margin-top="0.423cm" fo:margin-bottom="0.212cm" loext:contextual-spacing="false" fo:text-indent="0.025cm" style:auto-text-indent="false" style:page-number="auto" fo:background-color="transparent" fo:keep-with-next="always">
        <style:tab-stops>
          <style:tab-stop style:position="0.238cm"/>
        </style:tab-stops>
      </style:paragraph-properties>
    </style:style>
    <style:style style:name="P18" style:family="paragraph" style:parent-style-name="Heading_20_2">
      <style:paragraph-properties fo:text-align="center" style:justify-single-word="false"/>
    </style:style>
    <style:style style:name="P19" style:family="paragraph" style:parent-style-name="Heading_20_2">
      <style:paragraph-properties fo:text-align="center" style:justify-single-word="false"/>
      <style:text-properties style:text-underline-style="solid" style:text-underline-width="auto" style:text-underline-color="font-color"/>
    </style:style>
    <style:style style:name="P20" style:family="paragraph" style:parent-style-name="Heading_20_2">
      <style:text-properties officeooo:paragraph-rsid="0009d256"/>
    </style:style>
    <style:style style:name="P21" style:family="paragraph" style:parent-style-name="Heading_20_4" style:list-style-name=""/>
    <style:style style:name="P22" style:family="paragraph" style:parent-style-name="Heading_20_4">
      <style:paragraph-properties fo:break-before="page"/>
    </style:style>
    <style:style style:name="P23" style:family="paragraph" style:parent-style-name="Text_20_body">
      <style:text-properties fo:font-variant="normal" fo:text-transform="none" fo:color="#222222" style:font-name="Arial1" fo:font-size="12pt" fo:letter-spacing="normal" fo:font-style="normal" fo:font-weight="bold" officeooo:paragraph-rsid="0016ca77"/>
    </style:style>
    <style:style style:name="P24" style:family="paragraph" style:parent-style-name="Text_20_body">
      <style:text-properties fo:font-variant="normal" fo:text-transform="none" fo:color="#222222" style:font-name="Arial1" fo:font-size="12pt" fo:letter-spacing="normal" fo:font-style="normal" style:text-underline-style="solid" style:text-underline-width="auto" style:text-underline-color="font-color" fo:font-weight="bold" officeooo:paragraph-rsid="0016ca77"/>
    </style:style>
    <style:style style:name="P25" style:family="paragraph" style:parent-style-name="Text_20_body">
      <style:text-properties officeooo:rsid="001d153c" officeooo:paragraph-rsid="001d153c"/>
    </style:style>
    <style:style style:name="P26" style:family="paragraph" style:parent-style-name="Text_20_body">
      <style:text-properties officeooo:paragraph-rsid="00206986"/>
    </style:style>
    <style:style style:name="P27" style:family="paragraph" style:parent-style-name="Text_20_body">
      <style:text-properties officeooo:rsid="002c649e" officeooo:paragraph-rsid="002c649e"/>
    </style:style>
    <style:style style:name="P28" style:family="paragraph" style:parent-style-name="Text_20_body">
      <style:text-properties officeooo:rsid="00303f23" officeooo:paragraph-rsid="00303f23"/>
    </style:style>
    <style:style style:name="P29" style:family="paragraph" style:parent-style-name="Text_20_body">
      <style:text-properties officeooo:rsid="0030e066" officeooo:paragraph-rsid="0031e95f"/>
    </style:style>
    <style:style style:name="P30" style:family="paragraph" style:parent-style-name="Text_20_body">
      <style:text-properties officeooo:rsid="003457bf" officeooo:paragraph-rsid="003457bf"/>
    </style:style>
    <style:style style:name="P31" style:family="paragraph" style:parent-style-name="Text_20_body">
      <style:text-properties officeooo:rsid="0035556d" officeooo:paragraph-rsid="0035556d"/>
    </style:style>
    <style:style style:name="P32" style:family="paragraph" style:parent-style-name="Text_20_body">
      <style:text-properties officeooo:rsid="0036cd33" officeooo:paragraph-rsid="0036cd33"/>
    </style:style>
    <style:style style:name="P33" style:family="paragraph" style:parent-style-name="Text_20_body">
      <style:text-properties officeooo:rsid="00388adc" officeooo:paragraph-rsid="00388adc"/>
    </style:style>
    <style:style style:name="T1" style:family="text">
      <style:text-properties fo:font-variant="normal" fo:text-transform="none" fo:color="#000000" style:font-name="uoc-sans" fo:letter-spacing="normal" fo:font-style="normal" fo:font-weight="normal"/>
    </style:style>
    <style:style style:name="T2" style:family="text">
      <style:text-properties fo:font-variant="normal" fo:text-transform="none" fo:color="#000000" style:text-line-through-style="none" style:text-line-through-type="none" style:font-name="Helvetica" fo:font-size="9pt" fo:letter-spacing="normal" fo:font-style="normal" style:text-underline-style="none" fo:font-weight="normal" style:text-blinking="false"/>
    </style:style>
    <style:style style:name="T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font-variant="normal" fo:text-transform="none" fo:color="#222222" style:font-name="Arial" fo:font-size="12pt" fo:letter-spacing="normal" fo:font-style="normal" fo:font-weight="normal"/>
    </style:style>
    <style:style style:name="T7" style:family="text">
      <style:text-properties fo:font-variant="normal" fo:text-transform="none" fo:color="#1a1a1a" style:text-line-through-style="none" style:text-line-through-type="none" style:font-name="apple-system" fo:font-size="12pt" fo:letter-spacing="normal" fo:font-style="normal" style:text-underline-style="none" fo:font-weight="normal" style:text-blinking="false"/>
    </style:style>
    <style:style style:name="T8" style:family="text">
      <style:text-properties fo:font-variant="normal" fo:text-transform="none" fo:color="#1155cc" style:text-line-through-style="none" style:text-line-through-type="none" style:font-name="Helvetica" fo:font-size="9pt" fo:letter-spacing="normal" fo:font-style="normal" style:text-underline-style="none" fo:font-weight="normal" style:text-blinking="false"/>
    </style:style>
    <style:style style:name="T9" style:family="text">
      <style:text-properties fo:font-variant="normal" fo:text-transform="none" fo:color="#ffffff" style:text-line-through-style="none" style:text-line-through-type="none" style:font-name="Arial" fo:font-size="12pt" fo:letter-spacing="normal" fo:font-style="normal" style:text-underline-style="none" fo:font-weight="normal" style:text-blinking="false"/>
    </style:style>
    <style:style style:name="T10" style:family="text">
      <style:text-properties fo:font-weight="normal" style:font-weight-asian="normal" style:font-weight-complex="normal"/>
    </style:style>
    <style:style style:name="T11" style:family="text">
      <style:text-properties officeooo:rsid="0016ca77"/>
    </style:style>
    <style:style style:name="T12" style:family="text">
      <style:text-properties officeooo:rsid="001c766b"/>
    </style:style>
    <style:style style:name="T13" style:family="text">
      <style:text-properties officeooo:rsid="001cd4b5"/>
    </style:style>
    <style:style style:name="T14" style:family="text">
      <style:text-properties officeooo:rsid="001d153c"/>
    </style:style>
    <style:style style:name="T15" style:family="text">
      <style:text-properties officeooo:rsid="001ed3f4"/>
    </style:style>
    <style:style style:name="T16" style:family="text">
      <style:text-properties officeooo:rsid="0021bb13"/>
    </style:style>
    <style:style style:name="T17" style:family="text">
      <style:text-properties officeooo:rsid="002221b7"/>
    </style:style>
    <style:style style:name="T18" style:family="text">
      <style:text-properties officeooo:rsid="00246dec"/>
    </style:style>
    <style:style style:name="T19" style:family="text">
      <style:text-properties officeooo:rsid="0024c5dd"/>
    </style:style>
    <style:style style:name="T20" style:family="text">
      <style:text-properties officeooo:rsid="0024ff2d"/>
    </style:style>
    <style:style style:name="T21" style:family="text">
      <style:text-properties officeooo:rsid="0026c1d5"/>
    </style:style>
    <style:style style:name="T22" style:family="text">
      <style:text-properties officeooo:rsid="002857e5"/>
    </style:style>
    <style:style style:name="T23" style:family="text">
      <style:text-properties officeooo:rsid="002fe157"/>
    </style:style>
    <style:style style:name="T24" style:family="text">
      <style:text-properties officeooo:rsid="00303f23"/>
    </style:style>
    <style:style style:name="T25" style:family="text">
      <style:text-properties officeooo:rsid="00206986"/>
    </style:style>
    <style:style style:name="T26" style:family="text">
      <style:text-properties officeooo:rsid="0030e066"/>
    </style:style>
    <style:style style:name="T27" style:family="text">
      <style:text-properties officeooo:rsid="0030e16d"/>
    </style:style>
    <style:style style:name="T28" style:family="text">
      <style:text-properties officeooo:rsid="0031e95f"/>
    </style:style>
    <style:style style:name="T29" style:family="text">
      <style:text-properties officeooo:rsid="00330ecd"/>
    </style:style>
    <style:style style:name="T30" style:family="text">
      <style:text-properties officeooo:rsid="0035556d"/>
    </style:style>
    <style:style style:name="T31" style:family="text">
      <style:text-properties officeooo:rsid="00362313"/>
    </style:style>
    <style:style style:name="T32" style:family="text">
      <style:text-properties officeooo:rsid="0016ca7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ocumentación del proyecto PEC-1 para la asignatura referenciada en el encabezado de este documento.</text:h>
      <text:h text:style-name="Heading_20_4" text:outline-level="4">Entorno inicial del trabajo.</text:h>
      <text:p text:style-name="Text_20_body">Al iniciar el trabajo utilizo un ordenador de sobremesa con características suficientes para el trabajo a realizar, con un sistema operativo Ubuntu 20.04.<text:span text:style-name="T13">1</text:span> e instalado el VS<text:span text:style-name="T13">C</text:span> Versión: 1.61.<text:span text:style-name="T13">2</text:span>.</text:p>
      <text:h text:style-name="Heading_20_4" text:outline-level="4">Instalaciones previas.</text:h>
      <text:p text:style-name="P2">Verifico las versiones ya instaladas de Node.js <text:span text:style-name="T12">(v-10,19,0) </text:span>y npm <text:span text:style-name="T12">(v-6,14,4),</text:span> que actualizo para quedar definitivamente con la 1<text:span text:style-name="T14">6</text:span>.1<text:span text:style-name="T14">3</text:span>.<text:span text:style-name="T14">0</text:span> y la 8.<text:span text:style-name="T14">1</text:span>.0 respectivamente. <text:span text:style-name="T15">Estas versiones quedan instaladas en modo global para poder ser usadas en cualquier otro proyecto.</text:span></text:p>
      <text:h text:style-name="Heading_20_4" text:outline-level="4">Configuración</text:h>
      <text:p text:style-name="P7">Comienzo creando una carpeta para este proyecto que nombro como “proyectoHTML”. </text:p>
      <text:p text:style-name="P26"><text:span text:style-name="T25">Instalo en local Parcel-1, </text:span><text:span text:style-name="T24">y</text:span><text:span text:style-name="T25"> opto por actualizar a la versión 2 en esta práctica. </text:span><text:span text:style-name="T17">Se me instala la versión </text:span><text:span text:style-name="T24">2.0.0</text:span><text:span text:style-name="T17">.</text:span></text:p>
      <text:p text:style-name="P8">En este directorio creo en seguidamente el archivo package.json del proyecto, con la configuración mínima, nombre del proyecto y versión. Añado Author: JMEL por pura vanidad.</text:p>
      <text:p text:style-name="P10">Instalo npm-run-all para poder automatizar las tareas que requieran la ejecución simultanea de multiple<text:span text:style-name="T24">s</text:span> script. <text:span text:style-name="T19">Se me instala la versión 4.1.5.</text:span></text:p>
      <text:p text:style-name="P10">Junto a él instalo <text:span text:style-name="T18">rimraf, </text:span><text:span text:style-name="T19">versión 3.0.2,</text:span><text:span text:style-name="T18"> que se corresponde con la instrucción LINUX rm -rf, que permite eliminar reculsivamente directorios. Nosotros lo vamos a usar para mantener el directorio -dist de nuestro proyecto, evitando que crezca sin control.</text:span></text:p>
      <text:p text:style-name="P12"><text:span text:style-name="T20">Ahora vamos a definir para que navegadores estará adecuada esta web, en principio el valor por defecto me parece suficiente para este trabajo, así que creo un archivo .browserlist y le doy el valor “default</text:span><text:span text:style-name="T21">s</text:span><text:span text:style-name="T20">”, con lo que mi web será reconocida por al menos las 2 últimas versiones de todos los navegadores, por aquellos con un uso mínimo del 5%, </text:span><text:span text:style-name="T21">por Firefox ESR</text:span><text:span text:style-name="T20"> y por los que </text:span><text:span text:style-name="T22">han tenido</text:span><text:span text:style-name="T20"> un mantenimiento </text:span><text:span text:style-name="T21">oficial </text:span><text:span text:style-name="T20">de </text:span><text:span text:style-name="T21">2</text:span><text:span text:style-name="T20"> años </text:span><text:span text:style-name="T24">atrás</text:span><text:span text:style-name="T20">.</text:span></text:p>
      <text:p text:style-name="P9"/>
      <text:h text:style-name="Heading_20_4" text:outline-level="4">Problemas e incidencias de instalación y/o configuración.</text:h>
      <text:p text:style-name="P5">Al <text:span text:style-name="T16">intentar </text:span>migrar de Parcel-1 a Parcel-2, perdí la wifi del PC que me conectaba con Internet y unicamente me funcionaba el wifi desde Windows, intente recuperar la partición de Ubuntu, pero se complico aun más, así que, tras un día de pelea con eso, opté por reinstalar Ubuntu desde 0 y empezar de nuevo. Por suerte ya había subido a Github mi trabajo y he podido recuperarlo, pero la instalación en local la reinicio nuevamente.</text:p>
      <text:p text:style-name="P5">Actualmente tengo un cable de red que atraviesa la habitación hasta el router y no vuelvo a mirármelo hasta finalizar la práctica.</text:p>
      <text:h text:style-name="Heading_20_4" text:outline-level="4"><text:soft-page-break/>Proceso de creación Web</text:h>
      <text:p text:style-name="P27">Como controlador de versiones instalo GIT (v-2.33.1).</text:p>
      <text:p text:style-name="P28">Una vez dispongo de las imágenes y textos que voy a utilizar inicio el diseño propiamente de la web, con un fondo de imagen, una cabecera con el menú de acceso a los apartados y un pie de página identificativo, <text:span text:style-name="T26">elementos comunes en todas las páginas de esta web</text:span>.</text:p>
      <text:p text:style-name="P29">Con Parcel ya funcionando y autoprefixed instalado en mi package.json, procedo a crear los ficheros .browserlist y .<text:span text:style-name="T27">postcssrc, el primero con valor =”default” indicando los navegadores compatibles y el segundo </text:span><text:span text:style-name="T28">como preprocesador de CSS, </text:span><text:span text:style-name="T30">en este último debi añadir el valor del atributo “modules” a false ya que si lo dejaba en blanco, sin declarar o con valor = true, no me funcionaba correctamente</text:span><text:span text:style-name="T28">.</text:span></text:p>
      <text:p text:style-name="P29"><text:span text:style-name="T28">Como dependencia externa he utilizado perfect-scrollbar, ya que tenía un problema con el scroll por defecto que me provoca un salto en el menú de cabecera, quedando solucionado con esta aplicación. </text:span><text:span text:style-name="T29">Esta utilización tambien me ha obligado a utilizar un script.js con lo que doy por cumplido otro de los requisitos del enunciado.</text:span> </text:p>
      <text:p text:style-name="P30">Las imagenes de cada página las he utilizado como fondo de imagen, salvo en la página de “Categorias” donde me he permitido la licencia de ser algo más creativo.</text:p>
      <text:p text:style-name="P31">Para los textos he incorporado otra dependencia de Google-fonts que me da acceso a las fuentes que he decidido utilizar.</text:p>
      <text:p text:style-name="P31">He dado una estructura lógica situando los archivos principales en la carpeta src/ y los estilos en la carpeta css/, <text:span text:style-name="T31">el único scrpt.js en la carpeta js/ y las imagenes en la carpeta img/, dejando así en la raiz solo los archivos que obligatoriamente han de estar ahí.</text:span></text:p>
      <text:p text:style-name="P32">Las imagenes y textos utilizados son de dominio público salvo el de la página de globos pertenecientes a la empresa “Siempre en las nubes” a quienes les pedí autorización y al final de este documento se puede ver un copy&amp;paste de los correos que intercambiamos.</text:p>
      <text:p text:style-name="P33">Finalmente explicar que ya disponia de una cuenta en Github con el nombre de “Ajedrez2018”, que he aprovechado para este trabajo.</text:p>
      <text:p text:style-name="P33">En cambio en Netlify he tenido que crear una cuenta, pero no me ha supuesto mayor problema.</text:p>
      <text:h text:style-name="Heading_20_4" text:outline-level="4">Comentarios sobre la Web</text:h>
      <text:p text:style-name="P6">Se trata de la web para una agencia de viajes especializada en organizar actividades específicas para personas con movilidad reducida.</text:p>
      <text:p text:style-name="P6">A modo de ejemplo he incorporado tres actividades concretas extraídas de webs del mismo tipo; un viaje en globo, un crucero y una playa con todos los servicios necesarios.</text:p>
      <text:p text:style-name="P6">El acceso a estas actividades se realiza mediante un enlace en el menú dentro del apartado de Categoría. </text:p>
      <text:p text:style-name="P11"><text:soft-page-break/>Algunas imágenes las he extraído de webs similares reales solicitando los correspondientes permisos que quedan reflejados en el apartado “Autorizaciones y referencias” al final de este documento.</text:p>
      <text:p text:style-name="P11">Los párrafos de texto que no me ha parecido fundamental que tuvieran contenido al ser una web ficticia, los he llenado con frases “lorem” de tamaño adecuado.</text:p>
      <text:h text:style-name="P21" text:outline-level="4"/>
      <text:h text:style-name="P22" text:outline-level="4">Enlaces:</text:h>
      <text:p text:style-name="P1">Repositorio: <text:a xlink:type="simple" xlink:href="https://github.com/Ajedrez2018/html-css-1" text:style-name="Internet_20_link" text:visited-style-name="Visited_20_Internet_20_Link">https://github.com/Ajedrez2018/html-css-1</text:a></text:p>
      <text:p text:style-name="P1">Web: <text:a xlink:type="simple" xlink:href="https://hungry-banach-68e4f2.netlify.app/" text:style-name="Internet_20_link" text:visited-style-name="Visited_20_Internet_20_Link">https://hungry-banach-68e4f2.netlify.app/</text:a></text:p>
      <text:p text:style-name="P23"><text:span text:style-name="T32"/></text:p>
      <text:p text:style-name="P24"><text:span text:style-name="T32">AUTORIZACIONES</text:span></text:p>
      <text:p text:style-name="P3">PETICIONES DE </text:p>
      <text:p text:style-name="P4">Permiso <text:span text:style-name="T11">a “Siempre en las nubes”.</text:span></text:p>
      <text:p text:style-name="P13"><text:span text:style-name="T6">Hola</text:span><text:span text:style-name="T5"><text:line-break/></text:span><text:span text:style-name="T6">Soy persona con discapacidad física y estoy realizando un Máster sobre diseño web en la Universitat Oberta de Catalunya (UOC).</text:span><text:span text:style-name="T5"><text:line-break/></text:span><text:span text:style-name="T6">El trabajo, para una de las asignaturas que curso, es el de realizar una web de viajes y he pensado hacerla sobre viajes accesibles y quiero incorporar el viaje en globo accesible. El tema es totalmente ficticio y la web no tiene ningún animo de lucro, solo lo veremos el profesor y yo, no obstante indicaré la procedencia.</text:span><text:span text:style-name="T5"><text:line-break/></text:span><text:span text:style-name="T6">El motivo de este escrito es solicitar autorización para usar vuestras imágenes (solo algunas) para mi trabajo, así como algún texto.</text:span><text:span text:style-name="T5"><text:line-break/></text:span><text:span text:style-name="T6">Atentamente</text:span><text:span text:style-name="T5"><text:line-break/></text:span><text:span text:style-name="T6">José Miguel Esteban</text:span></text:p>
      <text:p text:style-name="P14">RESPUESTA</text:p>
      <text:p text:style-name="P15">Hola, buenas tardes,</text:p>
      <text:p text:style-name="P15"/>
      <text:p text:style-name="P15">Te autorizamos a usar las imágenes para lo que nos has pedido, por favor indica la propiedad de las mismas en el trabajo.</text:p>
      <text:p text:style-name="P15"/>
      <text:p text:style-name="P16"><text:span text:style-name="T6">Un saludo,</text:span><text:bookmark text:name="m_-401720678372310562E4C7B760-FA95-42DC-B6AD-CF384273A366"/><text:span text:style-name="T6"><text:line-break/><text:line-break/></text:span><text:span text:style-name="T2">Cristian Biosca Rolland</text:span><text:span text:style-name="T6"><text:line-break/></text:span><text:span text:style-name="T2">Departamento de Comunicación</text:span><text:span text:style-name="T6"><text:line-break/></text:span><text:a xlink:type="simple" xlink:href="http://www.siempreenlasnubes.com/" office:target-frame-name="_blank" xlink:show="new" text:style-name="Internet_20_link" text:visited-style-name="Visited_20_Internet_20_Link"><text:span text:style-name="T8">www.siempreenlasnubes.com</text:span></text:a><text:span text:style-name="T6"><text:line-break/></text:span><text:span text:style-name="T2">C/ Infanta Beatriz, 187 - 28210</text:span><text:span text:style-name="T3"> </text:span><text:span text:style-name="T2">Valdemorillo</text:span><text:span text:style-name="T6"><text:line-break/></text:span><text:span text:style-name="T2">Telf: +34912524555 Movil:</text:span><text:span text:style-name="T3"> </text:span><text:span text:style-name="T2">+34607115846</text:span></text:p>
      <text:p text:style-name="P13"><text:a xlink:type="simple" xlink:href="https://www.pexels.com/es-es/video/mar-puesta-de-sol-hombre-volador-7699193/?utm_content=attributionCopyText&amp;utm_medium=referral&amp;utm_source=pexels" text:style-name="Internet_20_link" text:visited-style-name="Visited_20_Internet_20_Link"><text:span text:style-name="Strong_20_Emphasis"><text:span text:style-name="T7"/></text:span></text:a></text:p>
      <text:h text:style-name="Heading_20_3" text:outline-level="3"><text:span text:style-name="Strong_20_Emphasis"><text:span text:style-name="T9"/></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Helvetica" svg:font-family="Helvetica"/>
    <style:font-face style:name="apple-system" svg:font-family="apple-system, BlinkMacSystemFont, 'segoe ui', roboto, oxygen, cantarell, 'helvetica neue', ubuntu, sans-serif"/>
    <style:font-face style:name="uoc-sans" svg:font-family="uoc-sans, Aria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9.35cm" style:type="center"/>
          <style:tab-stop style:position="18.7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master-page-name="">
      <loext:graphic-properties draw:fill="none"/>
      <style:paragraph-properties fo:margin-left="0.049cm" fo:margin-right="-1cm" fo:margin-top="0.423cm" fo:margin-bottom="0.212cm" loext:contextual-spacing="false" fo:text-indent="0.025cm" style:auto-text-indent="false" style:page-number="auto" fo:background-color="transparent" fo:keep-with-next="always">
        <style:tab-stops>
          <style:tab-stop style:position="0.238cm"/>
        </style:tab-stops>
      </style:paragraph-properties>
    </style:style>
    <style:style style:name="MP2" style:family="paragraph" style:parent-style-name="Heading_20_2">
      <style:paragraph-properties fo:text-align="center" style:justify-single-word="false"/>
    </style:style>
    <style:style style:name="MP3" style:family="paragraph" style:parent-style-name="Heading_20_2">
      <style:paragraph-properties fo:text-align="center" style:justify-single-word="false"/>
      <style:text-properties style:text-underline-style="solid" style:text-underline-width="auto" style:text-underline-color="font-color"/>
    </style:style>
    <style:style style:name="MP4" style:family="paragraph" style:parent-style-name="Heading_20_2">
      <style:text-properties officeooo:paragraph-rsid="0009d256"/>
    </style:style>
    <style:style style:name="MT1" style:family="text">
      <style:text-properties fo:font-variant="normal" fo:text-transform="none" fo:color="#000000" style:font-name="uoc-sans" fo:letter-spacing="normal" fo:font-style="normal" fo:font-weight="normal"/>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0.9cm" fo:margin-bottom="0.601cm" fo:margin-left="1.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4.313cm" fo:margin-left="0.037cm" fo:margin-right="0cm" fo:margin-bottom="0.499cm" fo:background-color="transparent" draw:fill="none" draw:fill-color="#729fcf"/>
      </style:header-style>
      <style:footer-style>
        <style:header-footer-properties svg:height="1.741cm" fo:margin-left="0cm" fo:margin-right="0cm" fo:margin-top="0.499cm" fo:background-color="transparent" draw:fill="none" draw:fill-color="#729fcf"/>
      </style:footer-style>
    </style:page-layout>
  </office:automatic-styles>
  <office:master-styles>
    <style:master-page style:name="Standard" style:page-layout-name="Mpm1">
      <style:header>
        <text:h text:style-name="MP1" text:outline-level="1">Máster universitario de Sitios y Aplicaciones Web</text:h>
        <text:h text:style-name="MP2" text:outline-level="2">Asignatura: <text:span text:style-name="MT1">M4.257 - Herramientas HTML y CSS aula 1</text:span></text:h>
        <text:h text:style-name="MP3" text:outline-level="2">PEC-1 </text:h>
      </style:header>
      <style:footer>
        <text:h text:style-name="MP4" text:outline-level="2">Alumno: <text:span text:style-name="MT2">José Miguel Esteban Lupiañez </text:span></text:h>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6T14:17:11.165184479</meta:creation-date>
    <dc:date>2021-11-10T12:29:20.824948005</dc:date>
    <meta:editing-duration>P1DT3H13M31S</meta:editing-duration>
    <meta:editing-cycles>20</meta:editing-cycles>
    <meta:generator>LibreOffice/6.4.7.2$Linux_X86_64 LibreOffice_project/40$Build-2</meta:generator>
    <meta:document-statistic meta:table-count="0" meta:image-count="0" meta:object-count="0" meta:page-count="4" meta:paragraph-count="47" meta:word-count="1057" meta:character-count="6563" meta:non-whitespace-character-count="5546"/>
  </office:meta>
</office:document-meta>
</file>